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270.14pt"/>
    </style:style>
    <style:style style:name="co3" style:family="table-column">
      <style:table-column-properties fo:break-before="auto" style:column-width="478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36.06pt" fo:break-before="auto" style:use-optimal-row-height="true"/>
    </style:style>
    <style:style style:name="ro3" style:family="table-row">
      <style:table-row-properties style:row-height="113.5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&lt;h4&gt;&lt;strong&gt;Treat &lt;code&gt;NA&lt;/code&gt;’s as strings (&lt;code&gt;&amp;quot;NA&amp;quot;&lt;/code&gt;).&lt;/strong&gt;&lt;/h4&gt;</text:p>
          </table:table-cell>
          <table:table-cell office:value-type="string" calcext:value-type="string">
            <text:p>&lt;pre&gt;&lt;code&gt;```r</text:p>
            <text:p>stringr::str_replace_na(c(NA, NaN, factor(&amp;quot;lalala&amp;quot;), character(0)))</text:p>
            <text:p>## [1] &amp;quot;NA&amp;quot;  &amp;quot;NaN&amp;quot; &amp;quot;1&amp;quot;</text:p>
            <text:p># note that the `c` function coerces the factor to its integer representation</text:p>
            <text:p>#   ____________________________________________________________________________</text:p>
            <text:p>base_replace_na &amp;lt;- function(x) {ifelse(is.na(x), &amp;quot;NA&amp;quot;, x)}</text:p>
            <text:p>base_replace_na(c(NA, NaN, factor(&amp;quot;lalala&amp;quot;), character(0)))</text:p>
            <text:p>## [1] &amp;quot;NA&amp;quot;  &amp;quot;NaN&amp;quot; &amp;quot;1&amp;quot;</text:p>
            <text:p>```&lt;/code&gt;&lt;/pre&gt;</text:p>
            <text:p>&lt;/div&gt;</text:p>
            <text:p>&lt;div id="count-the-number-of-letters-in-a-string." class="section level4"&gt;</text:p>
            <text:p/>
          </table:table-cell>
        </table:table-row>
        <table:table-row table:style-name="ro3">
          <table:table-cell office:value-type="string" calcext:value-type="string">
            <text:p>&lt;h4&gt;&lt;strong&gt;Count the number of letters in a string.&lt;/strong&gt;&lt;/h4&gt;</text:p>
            <text:p/>
          </table:table-cell>
          <table:table-cell office:value-type="string" calcext:value-type="string">
            <text:p>&lt;pre&gt;&lt;code&gt;```r</text:p>
            <text:p>stringr::str_length(c(&amp;quot;four&amp;quot;, NA, NaN, NULL, factor(&amp;quot;lalala&amp;quot;)))</text:p>
            <text:p>## [1]  4 NA  3  1</text:p>
            <text:p>#   ____________________________________________________________________________</text:p>
            <text:p>nchar(c(&amp;quot;four&amp;quot;, NA, NaN, NULL, factor(&amp;quot;lalala&amp;quot;)))</text:p>
            <text:p>## [1]  4 NA  3  1</text:p>
            <text:p>```&lt;/code&gt;&lt;/pre&gt;</text:p>
            <text:p>&lt;/div&gt;</text:p>
            <text:p>&lt;div id="return-the-last-letter-of-a-string-subset-a-string." class="section level4"&gt;</text:p>
            <text:p/>
          </table:table-cell>
        </table:table-row>
        <table:table-row table:style-name="ro2">
          <table:table-cell office:value-type="string" calcext:value-type="string">
            <text:p>&lt;h4&gt;&lt;strong&gt;Return the last letter of a string, subset a string.&lt;/strong&gt;&lt;/h4&gt;</text:p>
            <text:p/>
          </table:table-cell>
          <table:table-cell office:value-type="string" calcext:value-type="string">
            <text:p>&lt;pre&gt;&lt;code&gt;```r</text:p>
            <text:p>stringr::str_sub(c(&amp;quot;five&amp;quot;, &amp;quot;six&amp;quot;), -1)</text:p>
            <text:p>## [1] &amp;quot;e&amp;quot; &amp;quot;x&amp;quot;</text:p>
            <text:p>#   ____________________________________________________________________________</text:p>
            <text:p>substr(c(&amp;quot;five&amp;quot;, &amp;quot;six&amp;quot;), </text:p>
            <text:p>       start = nchar(c(&amp;quot;five&amp;quot;, &amp;quot;six&amp;quot;)), </text:p>
            <text:p>       stop = nchar(c(&amp;quot;five&amp;quot;, &amp;quot;six&amp;quot;)))</text:p>
            <text:p>## [1] &amp;quot;e&amp;quot; &amp;quot;x&amp;quot;</text:p>
            <text:p>```&lt;/code&gt;&lt;/pre&gt;</text:p>
            <text:p>&lt;/div&gt;</text:p>
            <text:p>&lt;div id="repeatreplicateduplicate-a-string-several-times." class="section level4"&gt;</text:p>
            <text:p/>
          </table:table-cell>
        </table:table-row>
        <table:table-row table:style-name="ro3">
          <table:table-cell office:value-type="string" calcext:value-type="string">
            <text:p>&lt;h4&gt;&lt;strong&gt;Repeat/replicate/duplicate a string several times.&lt;/strong&gt;&lt;/h4&gt;</text:p>
            <text:p/>
          </table:table-cell>
          <table:table-cell office:value-type="string" calcext:value-type="string">
            <text:p>&lt;pre&gt;&lt;code&gt;```r</text:p>
            <text:p>stringr::str_dup(&amp;quot;_a_&amp;quot;, 5)</text:p>
            <text:p>## [1] &amp;quot;_a__a__a__a__a_&amp;quot;</text:p>
            <text:p>#   ____________________________________________________________________________</text:p>
            <text:p>paste(rep(&amp;quot;_a_&amp;quot;, 5), collapse = &amp;quot;&amp;quot;)</text:p>
            <text:p>## [1] &amp;quot;_a__a__a__a__a_&amp;quot;</text:p>
            <text:p>```&lt;/code&gt;&lt;/pre&gt;</text:p>
            <text:p>&lt;/div&gt;</text:p>
            <text:p>&lt;div id="removetrim-spaces-at-the-beginning-leading-andor-end-trailing-of-a-string." class="section level4"&gt;</text:p>
            <text:p/>
          </table:table-cell>
        </table:table-row>
        <table:table-row table:style-name="ro2">
          <table:table-cell office:value-type="string" calcext:value-type="string">
            <text:p>&lt;h4&gt;&lt;strong&gt;Remove/trim spaces at the beginning (leading) and/or end (trailing) of a string.&lt;/strong&gt;&lt;/h4&gt;</text:p>
            <text:p/>
          </table:table-cell>
          <table:table-cell office:value-type="string" calcext:value-type="string">
            <text:p>&lt;pre&gt;&lt;code&gt;```r</text:p>
            <text:p>stringr::str_trim(c(&amp;quot;  2left_1right &amp;quot;, &amp;quot;   &amp;quot;), side = c(&amp;quot;left&amp;quot;))</text:p>
            <text:p>## [1] &amp;quot;2left_1right &amp;quot; &amp;quot;&amp;quot;</text:p>
            <text:p>#   ____________________________________________________________________________</text:p>
            <text:p># ^\\s+|\\s+$ is the regex for one or more spaces in the beginning</text:p>
            <text:p># or one or more spaces at the end</text:p>
            <text:p>gsub(&amp;quot;^\\s+&amp;quot;, &amp;quot;&amp;quot;, c(&amp;quot;  2left_1right &amp;quot;, &amp;quot;   &amp;quot;))</text:p>
            <text:p>## [1] &amp;quot;2left_1right &amp;quot; &amp;quot;&amp;quot;</text:p>
            <text:p>```&lt;/code&gt;&lt;/pre&gt;</text:p>
            <text:p>&lt;/div&gt;</text:p>
            <text:p>&lt;div id="fillpad-spaces-or-other-characters-before-andor-after-a-string." class="section level4"&gt;</text:p>
            <text:p/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 style:data-style-name="N2" text:time-value="21:35:33.7932470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M32S</meta:editing-duration>
    <meta:editing-cycles>4</meta:editing-cycles>
    <meta:generator>LibreOffice/5.1.4.2$Linux_X86_64 LibreOffice_project/10m0$Build-2</meta:generator>
    <dc:date>2017-02-28T21:38:54.418877804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